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3b3b3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3" style:family="graphic" style:parent-style-name="standard">
      <style:graphic-properties draw:stroke="solid" svg:stroke-width="0.001cm" svg:stroke-color="#000000" draw:marker-start="Marker_5f_0" draw:marker-start-width="0.127cm" draw:marker-end="Marker_5f_0" draw:marker-end-width="0.127cm" svg:stroke-opacity="100%" draw:stroke-linejoin="round" svg:stroke-linecap="round" draw:fill="none" draw:shadow="hidden"/>
    </style:style>
    <style:style style:name="gr4" style:family="graphic" style:parent-style-name="standard">
      <style:graphic-properties draw:stroke="none" draw:fill="none" draw:textarea-vertical-align="bottom" fo:min-height="0.001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gradient" draw:fill-gradient-name="Gradient_5f_0" draw:shadow="hidden"/>
    </style:style>
    <style:style style:name="gr6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P1" style:family="paragraph">
      <loext:graphic-properties draw:fill="solid" draw:fill-color="#b3b3b3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0"/>
    </style:style>
    <style:style style:name="T1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4.5cm" svg:height="4.5cm" svg:x="3.5cm" svg:y="15.75cm" svg:viewBox="0 0 4501 4501" svg:d="M1251 4326v-901h1999v901zM1251 3251v-2251h1999v2251zM4327 174v4152h-900v-4152zM1251 824v-650h1999v650zM1075 4326h-875v-4152h875zM0 4501h4501v-4501h-4501z">
            <text:p/>
          </draw:path>
          <draw:path draw:style-name="gr2" draw:text-style-name="P2" draw:layer="layout" svg:width="4.5cm" svg:height="4.5cm" svg:x="3.5cm" svg:y="15.75cm" svg:viewBox="0 0 4501 4501" svg:d="M1251 4326v-901h1999v901zM1251 3251v-2251h1999v2251zM4327 174v4152h-900v-4152zM1251 824v-650h1999v650zM1075 4326h-875v-4152h875zM0 4501h4501v-4501h-4501z">
            <text:p/>
          </draw:path>
        </draw:g>
        <draw:g>
          <draw:path draw:style-name="gr1" draw:text-style-name="P1" draw:layer="layout" svg:width="4.5cm" svg:height="12cm" svg:x="3.5cm" svg:y="2.5cm" svg:viewBox="0 0 4501 12001" svg:d="M175 5400h625v4427h-625zM975 974h3351v8852h-3351zM175 974h625v4326h-625zM175 174h4151v625h-4151zM175 12001v-1999h4151v1999h175v-12001h-4501v12001z">
            <text:p/>
          </draw:path>
          <draw:path draw:style-name="gr2" draw:text-style-name="P2" draw:layer="layout" svg:width="4.5cm" svg:height="12cm" svg:x="3.5cm" svg:y="2.5cm" svg:viewBox="0 0 4501 12001" svg:d="M175 5400h625v4427h-625zM975 974h3351v8852h-3351zM175 974h625v4326h-625zM175 174h4151v625h-4151zM175 12001v-1999h4151v1999h175v-12001h-4501v12001z">
            <text:p/>
          </draw:path>
        </draw:g>
        <draw:path draw:style-name="gr2" draw:text-style-name="P2" draw:layer="layout" svg:width="0.95cm" svg:height="0.991cm" svg:x="7.25cm" svg:y="15.55cm" svg:viewBox="0 0 951 992" svg:d="M70 0h831c33 0 50 16 50 49v931c0 14-5 16-15 6l-901-901c-56-57-44-85 35-85z">
          <text:p/>
        </draw:path>
        <draw:line draw:style-name="gr2" draw:text-style-name="P2" draw:layer="layout" svg:x1="3.5cm" svg:y1="2.5cm" svg:x2="3.5cm" svg:y2="1.75cm">
          <text:p/>
        </draw:line>
        <draw:line draw:style-name="gr2" draw:text-style-name="P2" draw:layer="layout" svg:x1="8cm" svg:y1="2.5cm" svg:x2="8cm" svg:y2="1.75cm">
          <text:p/>
        </draw:line>
        <draw:g>
          <draw:line draw:style-name="gr3" draw:text-style-name="P2" draw:layer="layout" svg:x1="3.5cm" svg:y1="2cm" svg:x2="7.999cm" svg:y2="2cm">
            <text:p/>
          </draw:line>
          <draw:frame draw:style-name="gr4" draw:text-style-name="P2" draw:layer="layout" svg:width="4.5cm" svg:height="0.473cm" svg:x="3.5cm" svg:y="1.528cm">
            <draw:text-box>
              <text:p text:style-name="P3"><text:span text:style-name="T1">90</text:span></text:p>
            </draw:text-box>
          </draw:frame>
        </draw:g>
        <draw:line draw:style-name="gr2" draw:text-style-name="P2" draw:layer="layout" svg:x1="16cm" svg:y1="3.25cm" svg:x2="17.499cm" svg:y2="3.25cm">
          <text:p/>
        </draw:line>
        <draw:line draw:style-name="gr2" draw:text-style-name="P2" draw:layer="layout" svg:x1="15.825cm" svg:y1="12.5cm" svg:x2="17.499cm" svg:y2="12.5cm">
          <text:p/>
        </draw:line>
        <draw:g>
          <draw:line draw:style-name="gr3" draw:text-style-name="P2" draw:layer="layout" svg:x1="17.25cm" svg:y1="3.25cm" svg:x2="17.25cm" svg:y2="12.5cm">
            <text:p/>
          </draw:line>
          <draw:frame draw:style-name="gr4" draw:text-style-name="P2" draw:layer="layout" svg:width="9.25cm" svg:height="0.473cm" draw:transform="rotate (-1.5707963267949) translate (17.722cm 3.25cm)">
            <draw:text-box>
              <text:p text:style-name="P3"><text:span text:style-name="T1">185</text:span></text:p>
            </draw:text-box>
          </draw:frame>
        </draw:g>
        <draw:line draw:style-name="gr2" draw:text-style-name="P2" draw:layer="layout" svg:x1="10.75cm" svg:y1="2.5cm" svg:x2="11.499cm" svg:y2="2.5cm">
          <text:p/>
        </draw:line>
        <draw:line draw:style-name="gr2" draw:text-style-name="P2" draw:layer="layout" svg:x1="10.75cm" svg:y1="12.5cm" svg:x2="11.674cm" svg:y2="12.5cm">
          <text:p/>
        </draw:line>
        <draw:g>
          <draw:line draw:style-name="gr3" draw:text-style-name="P2" draw:layer="layout" svg:x1="11cm" svg:y1="12.499cm" svg:x2="11cm" svg:y2="2.5cm">
            <text:p/>
          </draw:line>
          <draw:frame draw:style-name="gr4" draw:text-style-name="P2" draw:layer="layout" svg:width="10cm" svg:height="0.473cm" draw:transform="rotate (1.5707963267949) translate (10.528cm 12.5cm)">
            <draw:text-box>
              <text:p text:style-name="P3"><text:span text:style-name="T1">200</text:span></text:p>
            </draw:text-box>
          </draw:frame>
        </draw:g>
        <draw:line draw:style-name="gr2" draw:text-style-name="P2" draw:layer="layout" svg:x1="11.5cm" svg:y1="2.5cm" svg:x2="11.5cm" svg:y2="1.75cm">
          <text:p/>
        </draw:line>
        <draw:line draw:style-name="gr2" draw:text-style-name="P2" draw:layer="layout" svg:x1="16cm" svg:y1="3.249cm" svg:x2="16cm" svg:y2="1.75cm">
          <text:p/>
        </draw:line>
        <draw:g>
          <draw:line draw:style-name="gr3" draw:text-style-name="P2" draw:layer="layout" svg:x1="11.5cm" svg:y1="2cm" svg:x2="15.999cm" svg:y2="2cm">
            <text:p/>
          </draw:line>
          <draw:frame draw:style-name="gr4" draw:text-style-name="P2" draw:layer="layout" svg:width="4.5cm" svg:height="0.473cm" svg:x="11.5cm" svg:y="1.528cm">
            <draw:text-box>
              <text:p text:style-name="P3"><text:span text:style-name="T1">90</text:span></text:p>
            </draw:text-box>
          </draw:frame>
        </draw:g>
        <draw:line draw:style-name="gr2" draw:text-style-name="P2" draw:layer="layout" svg:x1="19cm" svg:y1="3.5cm" svg:x2="19cm" svg:y2="2.75cm">
          <text:p/>
        </draw:line>
        <draw:line draw:style-name="gr2" draw:text-style-name="P2" draw:layer="layout" svg:x1="22.5cm" svg:y1="3.5cm" svg:x2="22.5cm" svg:y2="2.75cm">
          <text:p/>
        </draw:line>
        <draw:g>
          <draw:line draw:style-name="gr3" draw:text-style-name="P2" draw:layer="layout" svg:x1="19cm" svg:y1="3cm" svg:x2="22.5cm" svg:y2="3cm">
            <text:p/>
          </draw:line>
          <draw:frame draw:style-name="gr4" draw:text-style-name="P2" draw:layer="layout" svg:width="3.5cm" svg:height="0.473cm" svg:x="19cm" svg:y="2.528cm">
            <draw:text-box>
              <text:p text:style-name="P3"><text:span text:style-name="T1">70</text:span></text:p>
            </draw:text-box>
          </draw:frame>
        </draw:g>
        <draw:line draw:style-name="gr2" draw:text-style-name="P2" draw:layer="layout" svg:x1="22.5cm" svg:y1="3.5cm" svg:x2="23.999cm" svg:y2="3.5cm">
          <text:p/>
        </draw:line>
        <draw:line draw:style-name="gr2" draw:text-style-name="P2" draw:layer="layout" svg:x1="22.5cm" svg:y1="12.5cm" svg:x2="23.999cm" svg:y2="12.5cm">
          <text:p/>
        </draw:line>
        <draw:g>
          <draw:line draw:style-name="gr3" draw:text-style-name="P2" draw:layer="layout" svg:x1="23.75cm" svg:y1="3.5cm" svg:x2="23.75cm" svg:y2="12.499cm">
            <text:p/>
          </draw:line>
          <draw:frame draw:style-name="gr4" draw:text-style-name="P2" draw:layer="layout" svg:width="9cm" svg:height="0.473cm" draw:transform="rotate (-1.5707963267949) translate (24.222cm 3.5cm)">
            <draw:text-box>
              <text:p text:style-name="P3"><text:span text:style-name="T1">180</text:span></text:p>
            </draw:text-box>
          </draw:frame>
        </draw:g>
        <draw:g>
          <draw:line draw:style-name="gr3" draw:text-style-name="P2" draw:layer="layout" svg:x1="23cm" svg:y1="8cm" svg:x2="23cm" svg:y2="12.499cm">
            <text:p/>
          </draw:line>
          <draw:frame draw:style-name="gr4" draw:text-style-name="P2" draw:layer="layout" svg:width="4.5cm" svg:height="0.473cm" draw:transform="rotate (-1.5707963267949) translate (23.472cm 8cm)">
            <draw:text-box>
              <text:p text:style-name="P3"><text:span text:style-name="T1">90</text:span></text:p>
            </draw:text-box>
          </draw:frame>
        </draw:g>
        <draw:line draw:style-name="gr2" draw:text-style-name="P2" draw:layer="layout" svg:x1="22.325cm" svg:y1="8cm" svg:x2="23.25cm" svg:y2="8cm">
          <text:p/>
        </draw:line>
        <draw:line draw:style-name="gr2" draw:text-style-name="P2" draw:layer="layout" svg:x1="11.675cm" svg:y1="14.5cm" svg:x2="16.75cm" svg:y2="14.5cm">
          <text:p/>
        </draw:line>
        <draw:g>
          <draw:line draw:style-name="gr3" draw:text-style-name="P2" draw:layer="layout" svg:x1="16.5cm" svg:y1="12.5cm" svg:x2="16.5cm" svg:y2="14.5cm">
            <text:p/>
          </draw:line>
          <draw:frame draw:style-name="gr4" draw:text-style-name="P2" draw:layer="layout" svg:width="2cm" svg:height="0.473cm" draw:transform="rotate (-1.5707963267949) translate (16.972cm 12.5cm)">
            <draw:text-box>
              <text:p text:style-name="P3"><text:span text:style-name="T1">40</text:span></text:p>
            </draw:text-box>
          </draw:frame>
        </draw:g>
        <draw:line draw:style-name="gr2" draw:text-style-name="P2" draw:layer="layout" svg:x1="7.825cm" svg:y1="3.3cm" svg:x2="8.749cm" svg:y2="3.3cm">
          <text:p/>
        </draw:line>
        <draw:line draw:style-name="gr2" draw:text-style-name="P2" draw:layer="layout" svg:x1="7.825cm" svg:y1="12.5cm" svg:x2="8.749cm" svg:y2="12.5cm">
          <text:p/>
        </draw:line>
        <draw:g>
          <draw:line draw:style-name="gr3" draw:text-style-name="P2" draw:layer="layout" svg:x1="8.5cm" svg:y1="3.3cm" svg:x2="8.5cm" svg:y2="12.499cm">
            <text:p/>
          </draw:line>
          <draw:frame draw:style-name="gr4" draw:text-style-name="P2" draw:layer="layout" svg:width="9.2cm" svg:height="0.473cm" draw:transform="rotate (-1.5707963267949) translate (8.972cm 3.3cm)">
            <draw:text-box>
              <text:p text:style-name="P3"><text:span text:style-name="T1">184</text:span></text:p>
            </draw:text-box>
          </draw:frame>
        </draw:g>
        <draw:g>
          <draw:line draw:style-name="gr3" draw:text-style-name="P2" draw:layer="layout" svg:x1="16.5cm" svg:y1="7.9cm" svg:x2="16.5cm" svg:y2="12.5cm">
            <text:p/>
          </draw:line>
          <draw:frame draw:style-name="gr4" draw:text-style-name="P2" draw:layer="layout" svg:width="4.6cm" svg:height="0.473cm" draw:transform="rotate (-1.5707963267949) translate (16.972cm 7.9cm)">
            <draw:text-box>
              <text:p text:style-name="P3"><text:span text:style-name="T1">92</text:span></text:p>
            </draw:text-box>
          </draw:frame>
        </draw:g>
        <draw:line draw:style-name="gr2" draw:text-style-name="P2" draw:layer="layout" svg:x1="2.75cm" svg:y1="12.5cm" svg:x2="3.674cm" svg:y2="12.5cm">
          <text:p/>
        </draw:line>
        <draw:g>
          <draw:line draw:style-name="gr3" draw:text-style-name="P2" draw:layer="layout" svg:x1="3cm" svg:y1="12.5cm" svg:x2="3cm" svg:y2="7.9cm">
            <text:p/>
          </draw:line>
          <draw:frame draw:style-name="gr4" draw:text-style-name="P2" draw:layer="layout" svg:width="4.6cm" svg:height="0.473cm" draw:transform="rotate (1.5707963267949) translate (2.528cm 12.5cm)">
            <draw:text-box>
              <text:p text:style-name="P3"><text:span text:style-name="T1">92</text:span></text:p>
            </draw:text-box>
          </draw:frame>
        </draw:g>
        <draw:line draw:style-name="gr2" draw:text-style-name="P2" draw:layer="layout" svg:x1="4.475cm" svg:y1="12.5cm" svg:x2="4.475cm" svg:y2="13.25cm">
          <text:p/>
        </draw:line>
        <draw:path draw:style-name="gr2" draw:text-style-name="P2" draw:layer="layout" svg:width="0.95cm" svg:height="0.95cm" svg:x="7.25cm" svg:y="19.5cm" svg:viewBox="0 0 951 951" svg:d="M951 70l-1 830c0 34-17 51-50 51l-830-1c-80 0-92-28-35-85l830-830c57-56 86-44 86 35z">
          <text:p/>
        </draw:path>
        <draw:path draw:style-name="gr2" draw:text-style-name="P2" draw:layer="layout" svg:width="0.95cm" svg:height="0.95cm" svg:x="3.3cm" svg:y="19.5cm" svg:viewBox="0 0 951 951" svg:d="M880 950l-830 1c-33 0-50-17-50-50v-831c0-79 28-91 85-35l830 830c57 57 46 85-35 85z">
          <text:p/>
        </draw:path>
        <draw:path draw:style-name="gr2" draw:text-style-name="P2" draw:layer="layout" svg:width="0.95cm" svg:height="0.991cm" svg:x="3.3cm" svg:y="15.55cm" svg:viewBox="0 0 951 992" svg:d="M0 980v-930c0-33 16-50 49-50h831c81 0 92 28 35 85l-901 901c-9 10-14 8-14-6z">
          <text:p/>
        </draw:path>
        <draw:g>
          <draw:polygon draw:style-name="gr5" draw:text-style-name="P4" draw:layer="layout" svg:width="0.03cm" svg:height="4.5cm" svg:x="4.73cm" svg:y="15.75cm" svg:viewBox="0 0 31 4501" draw:points="0,4501 31,4501 31,0 0,0">
            <text:p/>
          </draw:polygon>
          <draw:polygon draw:style-name="gr6" draw:text-style-name="P2" draw:layer="layout" svg:width="0.03cm" svg:height="4.5cm" svg:x="4.73cm" svg:y="15.75cm" svg:viewBox="0 0 31 4501" draw:points="0,4501 31,4501 31,0 0,0">
            <text:p/>
          </draw:polygon>
        </draw:g>
        <draw:g>
          <draw:polygon draw:style-name="gr5" draw:text-style-name="P4" draw:layer="layout" svg:width="0.03cm" svg:height="4.5cm" svg:x="6.74cm" svg:y="15.75cm" svg:viewBox="0 0 31 4501" draw:points="0,4501 31,4501 31,0 0,0">
            <text:p/>
          </draw:polygon>
          <draw:polygon draw:style-name="gr6" draw:text-style-name="P2" draw:layer="layout" svg:width="0.03cm" svg:height="4.5cm" svg:x="6.74cm" svg:y="15.75cm" svg:viewBox="0 0 31 4501" draw:points="0,4501 31,4501 31,0 0,0">
            <text:p/>
          </draw:polygon>
        </draw:g>
        <draw:g>
          <draw:polygon draw:style-name="gr5" draw:text-style-name="P4" draw:layer="layout" svg:width="2cm" svg:height="0.035cm" svg:x="4.75cm" svg:y="19.15cm" svg:viewBox="0 0 2001 36" draw:points="0,0 0,35 2001,36 2001,0">
            <text:p/>
          </draw:polygon>
          <draw:polygon draw:style-name="gr6" draw:text-style-name="P2" draw:layer="layout" svg:width="2cm" svg:height="0.035cm" svg:x="4.75cm" svg:y="19.15cm" svg:viewBox="0 0 2001 36" draw:points="0,0 0,35 2001,36 2001,0">
            <text:p/>
          </draw:polygon>
        </draw:g>
        <draw:g>
          <draw:polygon draw:style-name="gr5" draw:text-style-name="P4" draw:layer="layout" svg:width="2cm" svg:height="0.025cm" svg:x="4.75cm" svg:y="16.565cm" svg:viewBox="0 0 2001 26" draw:points="0,0 0,26 2001,26 2001,0">
            <text:p/>
          </draw:polygon>
          <draw:polygon draw:style-name="gr6" draw:text-style-name="P2" draw:layer="layout" svg:width="2cm" svg:height="0.025cm" svg:x="4.75cm" svg:y="16.565cm" svg:viewBox="0 0 2001 26" draw:points="0,0 0,26 2001,26 2001,0">
            <text:p/>
          </draw:polygon>
        </draw:g>
        <draw:g>
          <draw:path draw:style-name="gr1" draw:text-style-name="P1" draw:layer="layout" svg:width="3.5cm" svg:height="9cm" svg:x="19cm" svg:y="3.5cm" svg:viewBox="0 0 3501 9001" svg:d="M174 4501h3152v4325h-3152zM174 174h3152v4226h-3152zM0 0v9001h3501v-9001z">
            <text:p/>
          </draw:path>
          <draw:path draw:style-name="gr2" draw:text-style-name="P2" draw:layer="layout" svg:width="3.5cm" svg:height="9cm" svg:x="19cm" svg:y="3.5cm" svg:viewBox="0 0 3501 9001" svg:d="M174 4501h3152v4325h-3152zM174 174h3152v4226h-3152zM0 0v9001h3501v-9001z">
            <text:p/>
          </draw:path>
        </draw:g>
        <draw:g>
          <draw:path draw:style-name="gr1" draw:text-style-name="P1" draw:layer="layout" svg:width="4.5cm" svg:height="12cm" svg:x="11.5cm" svg:y="2.5cm" svg:viewBox="0 0 4501 12001" svg:d="M175 5400h4151v4426h-4151zM175 200l4151 693v4407h-4151zM0 0v12001h175v-2000h4151v2000h175v-11251z">
            <text:p/>
          </draw:path>
          <draw:path draw:style-name="gr2" draw:text-style-name="P2" draw:layer="layout" svg:width="4.5cm" svg:height="12cm" svg:x="11.5cm" svg:y="2.5cm" svg:viewBox="0 0 4501 12001" svg:d="M175 5400h4151v4426h-4151zM175 200l4151 693v4407h-4151zM0 0v12001h175v-2000h4151v2000h175v-11251z">
            <text:p/>
          </draw:path>
        </draw:g>
        <draw:line draw:style-name="gr2" draw:text-style-name="P2" draw:layer="layout" svg:x1="15.825cm" svg:y1="7.9cm" svg:x2="16.749cm" svg:y2="7.9cm">
          <text:p/>
        </draw:line>
        <draw:line draw:style-name="gr2" draw:text-style-name="P2" draw:layer="layout" svg:x1="2.75cm" svg:y1="7.9cm" svg:x2="3.674cm" svg:y2="7.9cm">
          <text:p/>
        </draw:line>
        <draw:g>
          <draw:polygon draw:style-name="gr5" draw:text-style-name="P4" draw:layer="layout" svg:width="0.03cm" svg:height="9.2cm" svg:x="4.45cm" svg:y="3.3cm" svg:viewBox="0 0 31 9201" draw:points="0,9201 31,9201 31,0 0,0">
            <text:p/>
          </draw:polygon>
          <draw:polygon draw:style-name="gr6" draw:text-style-name="P2" draw:layer="layout" svg:width="0.03cm" svg:height="9.2cm" svg:x="4.45cm" svg:y="3.3cm" svg:viewBox="0 0 31 9201" draw:points="0,9201 31,9201 31,0 0,0">
            <text:p/>
          </draw:polygon>
        </draw:g>
        <draw:g>
          <draw:line draw:style-name="gr3" draw:text-style-name="P2" draw:layer="layout" svg:x1="4.475cm" svg:y1="6.5cm" svg:x2="7.999cm" svg:y2="6.5cm">
            <text:p/>
          </draw:line>
          <draw:frame draw:style-name="gr4" draw:text-style-name="P2" draw:layer="layout" svg:width="3.525cm" svg:height="0.473cm" svg:x="4.475cm" svg:y="6.028cm">
            <draw:text-box>
              <text:p text:style-name="P3"><text:span text:style-name="T1">70.5</text:span></text:p>
            </draw:text-box>
          </draw:frame>
        </draw:g>
        <draw:g>
          <draw:line draw:style-name="gr3" draw:text-style-name="P2" draw:layer="layout" svg:x1="3.5cm" svg:y1="13cm" svg:x2="4.475cm" svg:y2="13cm">
            <text:p/>
          </draw:line>
          <draw:frame draw:style-name="gr4" draw:text-style-name="P2" draw:layer="layout" svg:width="0.975cm" svg:height="0.473cm" svg:x="3.5cm" svg:y="12.528cm">
            <draw:text-box>
              <text:p text:style-name="P3"><text:span text:style-name="T1">19.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00000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0-07-15T16:45:37.895507239</dc:date>
    <meta:editing-duration>PT4M8S</meta:editing-duration>
    <meta:editing-cycles>1</meta:editing-cycles>
    <meta:document-statistic meta:object-count="90"/>
  </office:meta>
</office:document-meta>
</file>